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Courier New1" svg:font-family="'Courier New'" style:font-adornments="Regular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itle">
      <style:text-properties fo:language="en" fo:country="US"/>
    </style:style>
    <style:style style:name="P2" style:family="paragraph" style:parent-style-name="Text_20_body" style:list-style-name="L1">
      <style:text-properties fo:language="en" fo:country="US" officeooo:rsid="001a919c" officeooo:paragraph-rsid="001a919c"/>
    </style:style>
    <style:style style:name="P3" style:family="paragraph" style:parent-style-name="Text_20_body">
      <style:text-properties fo:language="en" fo:country="US" fo:font-weight="bold" officeooo:rsid="001bf128" officeooo:paragraph-rsid="001bf128" style:font-weight-asian="bold" style:font-weight-complex="bold"/>
    </style:style>
    <style:style style:name="P4" style:family="paragraph" style:parent-style-name="Text_20_body" style:list-style-name="L2">
      <style:text-properties fo:language="en" fo:country="US" officeooo:rsid="00263c47" officeooo:paragraph-rsid="00263c47"/>
    </style:style>
    <style:style style:name="P5" style:family="paragraph" style:parent-style-name="Text_20_body" style:list-style-name="L1">
      <style:text-properties fo:language="en" fo:country="US" officeooo:rsid="0029c318" officeooo:paragraph-rsid="0029c318"/>
    </style:style>
    <style:style style:name="P6" style:family="paragraph" style:parent-style-name="Text_20_body">
      <style:text-properties officeooo:rsid="001bf128" officeooo:paragraph-rsid="001bf128"/>
    </style:style>
    <style:style style:name="P7" style:family="paragraph" style:parent-style-name="Text_20_body">
      <style:text-properties fo:font-weight="bold" officeooo:rsid="00260d35" officeooo:paragraph-rsid="002852ea" style:font-weight-asian="bold" style:font-weight-complex="bold"/>
    </style:style>
    <style:style style:name="P8" style:family="paragraph" style:parent-style-name="Text_20_body" style:list-style-name="L6">
      <style:text-properties officeooo:rsid="00240edf" officeooo:paragraph-rsid="00240edf"/>
    </style:style>
    <style:style style:name="P9" style:family="paragraph" style:parent-style-name="Text_20_body">
      <style:text-properties officeooo:rsid="00246d4f" officeooo:paragraph-rsid="00246d4f"/>
    </style:style>
    <style:style style:name="P10" style:family="paragraph" style:parent-style-name="Text_20_body" style:list-style-name="L7">
      <style:text-properties officeooo:rsid="00260d35" officeooo:paragraph-rsid="002852ea"/>
    </style:style>
    <style:style style:name="P11" style:family="paragraph" style:parent-style-name="Text_20_body" style:list-style-name="L3">
      <style:text-properties officeooo:rsid="002a6612" officeooo:paragraph-rsid="002a6612"/>
    </style:style>
    <style:style style:name="P12" style:family="paragraph" style:parent-style-name="Text_20_body" style:list-style-name="L3">
      <style:text-properties fo:font-weight="normal" officeooo:rsid="002a6612" officeooo:paragraph-rsid="002a6612" style:font-weight-asian="normal" style:font-weight-complex="normal"/>
    </style:style>
    <style:style style:name="P13" style:family="paragraph" style:parent-style-name="Text_20_body">
      <style:text-properties fo:font-weight="normal" officeooo:rsid="002af253" officeooo:paragraph-rsid="002af253" style:font-weight-asian="normal" style:font-weight-complex="normal"/>
    </style:style>
    <style:style style:name="P14" style:family="paragraph" style:parent-style-name="Text_20_body" style:list-style-name="L3">
      <style:text-properties fo:font-weight="normal" officeooo:rsid="002af253" officeooo:paragraph-rsid="002af253" style:font-weight-asian="normal" style:font-weight-complex="normal"/>
    </style:style>
    <style:style style:name="P15" style:family="paragraph" style:parent-style-name="Text_20_body" style:list-style-name="L9">
      <style:text-properties officeooo:rsid="003025c1" officeooo:paragraph-rsid="003025c1"/>
    </style:style>
    <style:style style:name="P16" style:family="paragraph" style:parent-style-name="Text_20_body" style:list-style-name="L9">
      <style:text-properties officeooo:rsid="003045ef" officeooo:paragraph-rsid="003045ef"/>
    </style:style>
    <style:style style:name="P17" style:family="paragraph" style:parent-style-name="Text_20_body" style:list-style-name="L6">
      <style:text-properties officeooo:rsid="0031c5e3" officeooo:paragraph-rsid="0031c5e3"/>
    </style:style>
    <style:style style:name="P18" style:family="paragraph" style:parent-style-name="Text_20_body">
      <loext:graphic-properties draw:fill="solid" draw:fill-color="#eeeeee"/>
      <style:paragraph-properties style:line-spacing="0cm" fo:background-color="#eeeeee" style:writing-mode="page"/>
      <style:text-properties officeooo:paragraph-rsid="001a919c"/>
    </style:style>
    <style:style style:name="P19" style:family="paragraph" style:parent-style-name="Text_20_body">
      <loext:graphic-properties draw:fill="solid" draw:fill-color="#eeeeee"/>
      <style:paragraph-properties style:line-spacing="0cm" fo:background-color="#eeeeee" style:writing-mode="page"/>
      <style:text-properties officeooo:rsid="00263c47" officeooo:paragraph-rsid="00263c47"/>
    </style:style>
    <style:style style:name="P20" style:family="paragraph" style:parent-style-name="Text_20_body">
      <loext:graphic-properties draw:fill="solid" draw:fill-color="#eeeeee"/>
      <style:paragraph-properties style:line-spacing="0cm" fo:background-color="#eeeeee" style:writing-mode="page"/>
      <style:text-properties fo:color="#579835" officeooo:rsid="00263c47" officeooo:paragraph-rsid="00263c47"/>
    </style:style>
    <style:style style:name="P21" style:family="paragraph" style:parent-style-name="Text_20_body" style:master-page-name="">
      <loext:graphic-properties draw:fill="solid" draw:fill-color="#eeeeee"/>
      <style:paragraph-properties style:line-spacing="0cm" style:page-number="auto" fo:background-color="#eeeeee" style:writing-mode="page"/>
      <style:text-properties fo:color="#579835" style:font-name="Courier New" fo:font-size="10pt" fo:language="en" fo:country="US" officeooo:rsid="001a919c" officeooo:paragraph-rsid="001a919c" style:font-size-asian="10pt" style:font-size-complex="10pt"/>
    </style:style>
    <style:style style:name="P22" style:family="paragraph" style:parent-style-name="Heading_20_1">
      <style:text-properties officeooo:paragraph-rsid="002852ea"/>
    </style:style>
    <style:style style:name="P23" style:family="paragraph" style:parent-style-name="Preformatted_20_Text">
      <style:text-properties officeooo:rsid="00260d35" officeooo:paragraph-rsid="002852ea"/>
    </style:style>
    <style:style style:name="P24" style:family="paragraph" style:parent-style-name="Preformatted_20_Text">
      <style:text-properties fo:color="#579835" officeooo:rsid="00260d35" officeooo:paragraph-rsid="002852ea"/>
    </style:style>
    <style:style style:name="P25" style:family="paragraph" style:parent-style-name="Preformatted_20_Text">
      <style:text-properties fo:color="#579835" officeooo:rsid="002af253" officeooo:paragraph-rsid="002af253"/>
    </style:style>
    <style:style style:name="P26" style:family="paragraph" style:parent-style-name="Preformatted_20_Text">
      <style:text-properties fo:color="#579835" officeooo:rsid="002b2c09" officeooo:paragraph-rsid="002b2c09"/>
    </style:style>
    <style:style style:name="P27" style:family="paragraph" style:parent-style-name="Preformatted_20_Text">
      <style:text-properties officeooo:rsid="002af253" officeooo:paragraph-rsid="002af253"/>
    </style:style>
    <style:style style:name="P28" style:family="paragraph" style:parent-style-name="Preformatted_20_Text">
      <style:text-properties officeooo:rsid="0031c5e3" officeooo:paragraph-rsid="0031c5e3"/>
    </style:style>
    <style:style style:name="P29" style:family="paragraph" style:parent-style-name="Preformatted_20_Text">
      <style:text-properties officeooo:rsid="0032f832" officeooo:paragraph-rsid="0032f832"/>
    </style:style>
    <style:style style:name="T1" style:family="text">
      <style:text-properties officeooo:rsid="001a919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color="#0066b3"/>
    </style:style>
    <style:style style:name="T5" style:family="text">
      <style:text-properties style:font-name="Courier New" fo:font-size="10pt" fo:language="en" fo:country="US" style:font-size-asian="10pt" style:font-size-complex="10pt"/>
    </style:style>
    <style:style style:name="T6" style:family="text">
      <style:text-properties fo:color="#579835"/>
    </style:style>
    <style:style style:name="T7" style:family="text">
      <style:text-properties officeooo:rsid="0025ea66"/>
    </style:style>
    <style:style style:name="T8" style:family="text">
      <style:text-properties officeooo:rsid="00263c47"/>
    </style:style>
    <style:style style:name="T9" style:family="text">
      <style:text-properties style:use-window-font-color="true" style:font-name="Courier New" fo:font-size="10pt" fo:language="en" fo:country="US" style:font-size-asian="10pt" style:font-size-complex="10pt"/>
    </style:style>
    <style:style style:name="T10" style:family="text">
      <style:text-properties style:use-window-font-color="true" style:font-name="Courier New" fo:font-size="10pt" fo:language="en" fo:country="US" officeooo:rsid="001a919c" style:font-size-asian="10pt" style:font-size-complex="10pt"/>
    </style:style>
    <style:style style:name="T11" style:family="text">
      <style:text-properties officeooo:rsid="002b2c09"/>
    </style:style>
    <style:style style:name="T12" style:family="text">
      <style:text-properties officeooo:rsid="002f0025"/>
    </style:style>
    <style:style style:name="T13" style:family="text">
      <style:text-properties officeooo:rsid="0031c5e3"/>
    </style:style>
    <style:style style:name="T14" style:family="text">
      <style:text-properties officeooo:rsid="0032f83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am 2 RAC <text:span text:style-name="T7">HTML</text:span> Coding Conventions</text:p>
      <text:h text:style-name="Heading_20_1" text:outline-level="1">Tabs and <text:span text:style-name="T1">Indents</text:span></text:h>
      <text:list xml:id="list3887598341" text:style-name="L1">
        <text:list-item>
          <text:p text:style-name="P2">Indent using <text:span text:style-name="T2">spaces</text:span><text:span text:style-name="T3">,</text:span><text:span text:style-name="T2"> </text:span><text:span text:style-name="T3">not tab characters</text:span></text:p>
        </text:list-item>
        <text:list-item>
          <text:p text:style-name="P2"><text:span text:style-name="T3">Indent size, and tab width are </text:span><text:span text:style-name="T2">four</text:span><text:span text:style-name="T3"> (</text:span><text:span text:style-name="T2">4</text:span><text:span text:style-name="T3">) spaces</text:span></text:p>
        </text:list-item>
        <text:list-item>
          <text:p text:style-name="P5"><text:span text:style-name="T3">Lines should wrap at </text:span><text:span text:style-name="T2">120</text:span><text:span text:style-name="T3"> characters</text:span></text:p>
        </text:list-item>
      </text:list>
      <text:h text:style-name="Heading_20_1" text:outline-level="1">Processing Instructions</text:h>
      <text:list xml:id="list2986863512" text:style-name="L2">
        <text:list-item>
          <text:p text:style-name="P4">There should be a space after the last attribute</text:p>
        </text:list-item>
        <text:list-item>
          <text:p text:style-name="P4">Attributes should be on a single line</text:p>
        </text:list-item>
        <text:list-item>
          <text:p text:style-name="P4">A blank line is included after any processing instructions</text:p>
        </text:list-item>
      </text:list>
      <text:p text:style-name="P3"><text:span text:style-name="T8">Example</text:span>:</text:p>
      <text:p text:style-name="P21"><text:span text:style-name="T8">&lt;!--</text:span> <text:span text:style-name="T8">Correct --&gt;</text:span></text:p>
      <text:p text:style-name="P18"><text:span text:style-name="T10">&lt;?xml version='1.0' encoding='utf-8' ?&gt;</text:span></text:p>
      <text:p text:style-name="P18"><text:span text:style-name="T10"/></text:p>
      <text:p text:style-name="P19"><text:span text:style-name="T10">&lt;</text:span><text:span text:style-name="T9">html&gt;</text:span></text:p>
      <text:p text:style-name="P19"><text:span text:style-name="T9">…</text:span></text:p>
      <text:p text:style-name="P19"><text:span text:style-name="T9"/></text:p>
      <text:p text:style-name="P20"><text:span text:style-name="T5">&lt;!-- Incorrect --&gt;</text:span></text:p>
      <text:p text:style-name="P19"><text:span text:style-name="T10">&lt;?xml version='1.0' encoding='utf-8'?&gt;</text:span></text:p>
      <text:p text:style-name="P19"><text:span text:style-name="T10">&lt;</text:span><text:span text:style-name="T9">html&gt;</text:span></text:p>
      <text:p text:style-name="P19"><text:span text:style-name="T9">…</text:span></text:p>
      <text:p text:style-name="Text_20_body"/>
      <text:h text:style-name="Heading_20_1" text:outline-level="1">Inside of <text:span text:style-name="T12">T</text:span>ag <text:span text:style-name="T12">H</text:span>eader</text:h>
      <text:list xml:id="list3751044197" text:style-name="L3">
        <text:list-item>
          <text:p text:style-name="P11"><text:span text:style-name="T2">No</text:span> spaces around ‘=’ in an attribute</text:p>
        </text:list-item>
        <text:list-item>
          <text:p text:style-name="P11"><text:span text:style-name="T2">No </text:span><text:span text:style-name="T3">space</text:span> after last attribute, <text:span text:style-name="T2">unless the tag is self-closing</text:span></text:p>
        </text:list-item>
        <text:list-item>
          <text:p text:style-name="P12">Sort attributes, class selectors <text:span text:style-name="T2">alphabetically </text:span>(this is done automatically by ReSharper)</text:p>
        </text:list-item>
        <text:list-item>
          <text:p text:style-name="P14">Use<text:span text:style-name="T2"> single quotes</text:span>, instead of double quotes</text:p>
        </text:list-item>
      </text:list>
      <text:p text:style-name="P13"><text:soft-page-break/>Examples:</text:p>
      <text:p text:style-name="P27"><text:span text:style-name="T6">&lt;!-- Single quotes, no spaces, alphabetical order --&gt;</text:span></text:p>
      <text:p text:style-name="P27">&lt;div class=’bold visible’ id=’main’&gt;...&lt;/div&gt;</text:p>
      <text:p text:style-name="P27"/>
      <text:p text:style-name="P25">&lt;!-- Self closing, space after final <text:span text:style-name="T11">attribute --&gt;</text:span></text:p>
      <text:p text:style-name="P27">&lt;input type=’button’ /&gt;</text:p>
      <text:p text:style-name="P27"/>
      <text:p text:style-name="P26">&lt;!-- Self closing, space before ending / --&gt;</text:p>
      <text:p text:style-name="P27">&lt;br /&gt;</text:p>
      <text:p text:style-name="P6"/>
      <text:h text:style-name="Heading_20_1" text:outline-level="1">Around Tags</text:h>
      <text:list xml:id="list3734680301" text:style-name="L9">
        <text:list-item>
          <text:p text:style-name="P15"><text:span text:style-name="T2">Maximum</text:span> <text:span text:style-name="T2">one</text:span> (<text:span text:style-name="T2">1</text:span>) blank line between tags</text:p>
        </text:list-item>
        <text:list-item>
          <text:p text:style-name="P15">Insert a new line <text:span text:style-name="T2">before</text:span>: body, div, p, form, h1, h2, hn tags</text:p>
        </text:list-item>
        <text:list-item>
          <text:p text:style-name="P15"><text:span text:style-name="T2">Do</text:span> <text:span text:style-name="T2">not</text:span> indent children of: html, body, thead, tbody, tfooter tags</text:p>
        </text:list-item>
        <text:list-item>
          <text:p text:style-name="P16"><text:span text:style-name="T2">Always</text:span> line break after start-tag/before end-tag if the tag contains <text:span text:style-name="T2">any</text:span> text/element<text:span text:style-name="T13">s</text:span></text:p>
        </text:list-item>
      </text:list>
      <text:h text:style-name="Heading_20_1" text:outline-level="1">Naming Style</text:h>
      <text:list xml:id="list1827735" text:style-name="L6">
        <text:list-item>
          <text:p text:style-name="P17">Tags should always be <text:span text:style-name="T2">lowercase</text:span></text:p>
        </text:list-item>
      </text:list>
      <text:h text:style-name="P22" text:outline-level="1">Comments</text:h>
      <text:list xml:id="list1501821867" text:style-name="L7">
        <text:list-item>
          <text:p text:style-name="P10">Comments should appear <text:span text:style-name="T2">above</text:span> the line/lines of code the comment is for</text:p>
        </text:list-item>
        <text:list-item>
          <text:p text:style-name="P10">A space must be placed after the comment declaration, <text:span text:style-name="T14">and before the ending declaration</text:span></text:p>
        </text:list-item>
      </text:list>
      <text:p text:style-name="P7">Examples:</text:p>
      <text:p text:style-name="P23"><text:span text:style-name="T6"/></text:p>
      <text:p text:style-name="P29">&lt;!-- Correct Comment Usage --&gt;</text:p>
      <text:p text:style-name="P29">&lt;div&gt;...&lt;/div&gt;</text:p>
      <text:p text:style-name="P29"/>
      <text:p text:style-name="P29">&lt;div&gt;..&lt;div&gt; &lt;!--Incorrect Comment Usage--&gt;</text:p>
      <text:p text:style-name="P9">For all other style conventions: <text:span text:style-name="T2">Follow the hints given by ReSharper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Courier New1" svg:font-family="'Courier New'" style:font-adornments="Regular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loext:graphic-properties draw:fill="solid" draw:fill-color="#eeeeee"/>
      <style:paragraph-properties fo:margin-top="0cm" fo:margin-bottom="0cm" loext:contextual-spacing="false" fo:background-color="#eeeeee" style:writing-mode="page">
        <style:tab-stops/>
      </style:paragraph-properties>
      <style:text-properties style:font-name="Courier New1" fo:font-family="'Courier New'" style:font-style-name="Regular" style:font-family-generic="modern" style:font-pitch="fixed" fo:font-size="10pt" fo:background-color="#eeeeee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0T19:08:53.054000000</meta:creation-date>
    <dc:date>2018-01-20T20:22:33.190000000</dc:date>
    <meta:editing-duration>PT1H1M10S</meta:editing-duration>
    <meta:editing-cycles>24</meta:editing-cycles>
    <meta:generator>LibreOffice/5.4.3.2$Windows_X86_64 LibreOffice_project/92a7159f7e4af62137622921e809f8546db437e5</meta:generator>
    <meta:document-statistic meta:table-count="0" meta:image-count="0" meta:object-count="0" meta:page-count="2" meta:paragraph-count="45" meta:word-count="274" meta:character-count="1599" meta:non-whitespace-character-count="1395"/>
  </office:meta>
</office:document-meta>
</file>